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b7c"/>
    </style:style>
    <style:style style:name="P2" style:family="paragraph" style:parent-style-name="Standard">
      <style:text-properties officeooo:rsid="0015686f" officeooo:paragraph-rsid="0015686f"/>
    </style:style>
    <style:style style:name="P3" style:family="paragraph" style:parent-style-name="Standard">
      <style:text-properties officeooo:paragraph-rsid="00173921"/>
    </style:style>
    <style:style style:name="P4" style:family="paragraph" style:parent-style-name="Standard">
      <style:text-properties style:font-name="Liberation Mono" fo:font-size="11pt" fo:font-style="normal" fo:font-weight="normal" officeooo:rsid="0015686f" officeooo:paragraph-rsid="0014bb7c" style:font-size-asian="11pt" style:font-style-asian="normal" style:font-weight-asian="normal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5686f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15686f" style:font-size-asian="11pt" style:font-style-asian="normal" style:font-weight-asian="normal"/>
    </style:style>
    <style:style style:name="T4" style:family="text">
      <style:text-properties officeooo:rsid="00173921"/>
    </style:style>
    <style:style style:name="T5" style:family="text">
      <style:text-properties officeooo:rsid="001834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f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ravitationsfelder und Gravitationsfeldstärke</text:h>
      <text:p text:style-name="Standard">Erarbeiten Sie sich (mit Hilfe eines Schulbuchs) die Begriffe Gravitationsfeld und Gravitationsfeldstärke.</text:p>
      <text:p text:style-name="Standard">Dabei sollten Sie folgende Fragestellungen beantworten:</text:p>
      <text:p text:style-name="Standard"/>
      <text:p text:style-name="Standard">1. <text:span text:style-name="T1">Erläutern Sie, w</text:span>as man unter einem Gravitationsfeld <text:span text:style-name="T1">versteht.</text:span></text:p>
      <text:p text:style-name="P1"><draw:control text:anchor-type="as-char" draw:z-index="1" draw:name="Steuerelement 1" draw:style-name="gr1" draw:text-style-name="P5" svg:width="16.606cm" svg:height="2.52cm" draw:control="control1"/></text:p>
      <text:p text:style-name="Standard">2. <text:span text:style-name="T1">Beschreiben Sie, w</text:span>ie man Gravitationsfelder graphisch veranschaulich<text:span text:style-name="T5">en kann.</text:span></text:p>
      <text:p text:style-name="P1"><draw:control text:anchor-type="as-char" draw:z-index="2" draw:name="Steuerelement 2" draw:style-name="gr1" draw:text-style-name="P5" svg:width="16.606cm" svg:height="2.52cm" draw:control="control2"/></text:p>
      <text:p text:style-name="Standard">3. <text:span text:style-name="T1">Nennen Sie den</text:span> Unterschied zwischen einem inhomogenen und einem homogenen Feld.</text:p>
      <text:p text:style-name="P1"><draw:control text:anchor-type="as-char" draw:z-index="3" draw:name="Steuerelement 3" draw:style-name="gr1" draw:text-style-name="P5" svg:width="16.606cm" svg:height="2.52cm" draw:control="control3"/></text:p>
      <text:p text:style-name="Standard">4. <text:span text:style-name="T1">Erläutern Sie, w</text:span>as die Pfeilrichtung an<text:span text:style-name="T1">gibt.</text:span></text:p>
      <text:p text:style-name="P1"><draw:control text:anchor-type="as-char" draw:z-index="4" draw:name="Steuerelement 4" draw:style-name="gr1" draw:text-style-name="P5" svg:width="16.606cm" svg:height="2.52cm" draw:control="control4"/></text:p>
      <text:p text:style-name="P1">5. <text:span text:style-name="T1">Ergänzen Sie die Sätze:</text:span></text:p>
      <text:p text:style-name="P1"/>
      <text:p text:style-name="P2">Je <text:s/><draw:control text:anchor-type="as-char" draw:z-index="7" draw:name="Steuerelement 8" draw:style-name="gr1" draw:text-style-name="P5" svg:width="3.07cm" svg:height="0.541cm" draw:control="control7"/><text:s/>der Abstand der Feldlinien ist, desto <draw:control text:anchor-type="as-char" draw:z-index="8" draw:name="Steuerelement 9" draw:style-name="gr1" draw:text-style-name="P5" svg:width="3.07cm" svg:height="0.541cm" draw:control="control8"/><text:s/>ist die Kraft. Umgekehrt bedeutet das: Je <text:s/><draw:control text:anchor-type="as-char" draw:z-index="9" draw:name="Steuerelement 10" draw:style-name="gr1" draw:text-style-name="P5" svg:width="3.07cm" svg:height="0.541cm" draw:control="control9"/><text:s/>der Abstand der Feldlinien ist, desto <draw:control text:anchor-type="as-char" draw:z-index="10" draw:name="Steuerelement 11" draw:style-name="gr1" draw:text-style-name="P5" svg:width="3.07cm" svg:height="0.541cm" draw:control="control10"/><text:s/>ist die Kraft.</text:p>
      <text:p text:style-name="P1"/>
      <text:p text:style-name="P1">6. <text:span text:style-name="T1">Definieren Sie</text:span> die Gravitationsfeldstärke <text:span text:style-name="T1">in Worten und als Formel (LaTeX, LO-Math oder auch in Klammerschreibweise). Bsp: </text:span><text:span text:style-name="T1"><draw:frame draw:style-name="fr1" draw:name="Objekt1" text:anchor-type="as-char" svg:y="-0.773cm" svg:width="3.496cm" svg:height="1.1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wird zu </text:span><text:span text:style-name="T2">x_1/2 = - p / 2 +- sqrt</text:span><text:span text:style-name="T3">(</text:span><text:span text:style-name="T2"> p^2 /4 -q</text:span><text:span text:style-name="T3">) oder halt x_</text:span><text:span text:style-name="T2">{1/2} = - {p over 2} +- sqrt{ p^2 over 4 -q}</text:span></text:p>
      <text:p text:style-name="P4"/>
      <text:p text:style-name="P1"/>
      <text:p text:style-name="P1"><draw:control text:anchor-type="as-char" draw:z-index="5" draw:name="Steuerelement 6" draw:style-name="gr1" draw:text-style-name="P5" svg:width="16.606cm" svg:height="2.52cm" draw:control="control5"/></text:p>
      <text:p text:style-name="P3"><text:soft-page-break/>7. <text:span text:style-name="T4">Nennen Sie den</text:span> Bereich <text:span text:style-name="T4">eines Himmelskörpers in dem man das</text:span> Gravitationsfeld als homogen annehmen <text:span text:style-name="T4">kann.</text:span></text:p>
      <text:p text:style-name="P3"><draw:control text:anchor-type="as-char" draw:z-index="11" draw:name="Steuerelement 5" draw:style-name="gr1" draw:text-style-name="P5" svg:width="16.606cm" svg:height="2.52cm" draw:control="control11"/></text:p>
      <text:p text:style-name="P3"/>
      <text:p text:style-name="P3"><text:span text:style-name="T4">8.</text:span> Berechnen Sie die Höhe über der Erdoberfläche, in der die Gravitationsfeldstärke um 1 % abgenommen hat.</text:p>
      <text:p text:style-name="P1"><draw:control text:anchor-type="as-char" draw:z-index="6" draw:name="Steuerelement 7" draw:style-name="gr1" draw:text-style-name="P5" svg:width="16.606cm" svg:height="2.52cm" draw:control="control6"/></text:p>
      <text:p text:style-name="Standard"><text:span text:style-name="T4">9</text:span>. <text:span text:style-name="T4">Berechnen Sie</text:span> die Gravitationsfeldstärke auf dem Mond.</text:p>
      <text:p text:style-name="P3"><draw:control text:anchor-type="as-char" draw:z-index="12" draw:name="Steuerelement 12" draw:style-name="gr1" draw:text-style-name="P5" svg:width="16.606cm" svg:height="2.52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MP1" style:family="paragraph" style:parent-style-name="Standard">
      <style:text-properties officeooo:paragraph-rsid="0014bb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 table:number-columns-repeated="3"/>
          <table:table-row table:style-name="TableLine94896125585504">
            <table:table-cell table:style-name="Tabelle1.A1" office:value-type="string">
              <text:p text:style-name="MP1">Leistungskurs Physik Q1</text:p>
            </table:table-cell>
            <table:table-cell table:style-name="Tabelle1.A1" office:value-type="string">
              <text:p text:style-name="MP1">Gravitation</text:p>
            </table:table-cell>
            <table:table-cell table:style-name="Tabelle1.C1" office:value-type="string">
              <text:p text:style-name="Table_20_Contents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1:31:00.652180912</meta:creation-date>
    <dc:date>2022-09-04T21:37:05.241497505</dc:date>
    <meta:editing-duration>PT10M46S</meta:editing-duration>
    <meta:editing-cycles>4</meta:editing-cycles>
    <meta:generator>LibreOffice/7.3.5.2$Linux_X86_64 LibreOffice_project/30$Build-2</meta:generator>
    <meta:document-statistic meta:table-count="1" meta:image-count="0" meta:object-count="1" meta:page-count="2" meta:paragraph-count="23" meta:word-count="175" meta:character-count="1173" meta:non-whitespace-character-count="1007"/>
  </office:meta>
</office:document-meta>
</file>

<file path=Object 1/content.xml><?xml version="1.0" encoding="utf-8"?>
<math xmlns="http://www.w3.org/1998/Math/MathML" display="block">
  <semantics>
    <mrow>
      <msub>
        <mi>x</mi>
        <mrow>
          <mn>1</mn>
          <mo stretchy="false">/</mo>
          <mn>2</mn>
        </mrow>
      </msub>
      <mo stretchy="false">=</mo>
      <mrow>
        <mrow>
          <mo stretchy="false">−</mo>
          <mfrac>
            <mi>p</mi>
            <mn>2</mn>
          </mfrac>
        </mrow>
        <mo stretchy="false">±</mo>
        <msqrt>
          <mrow>
            <mfrac>
              <msup>
                <mi>p</mi>
                <mn>2</mn>
              </msup>
              <mn>4</mn>
            </mfrac>
            <mo stretchy="false">−</mo>
            <mi>q</mi>
          </mrow>
        </msqrt>
      </mrow>
    </mrow>
    <annotation encoding="StarMath 5.0">x_{1/2} = - {p over 2} +- sqrt{ p^2 over 4 -q}</annotation>
  </semantics>
</math>
</file>